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1324d5" officeooo:paragraph-rsid="001324d5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1324d5" officeooo:paragraph-rsid="001324d5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324d5"/>
    </style:style>
    <style:style style:name="T1" style:family="text">
      <style:text-properties officeooo:rsid="001324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Física</text:p>
      <text:p text:style-name="P1"/>
      <text:p text:style-name="P3"><text:span text:style-name="T1">1-</text:span>V = 300 000 Km/s<text:line-break/>d = 384 000 km<text:line-break/><text:line-break/>v = d / t<text:line-break/><text:line-break/>logo:<text:line-break/><text:line-break/>t = d / v<text:line-break/>t = 384 000 / 300 000<text:line-break/><text:line-break/>t = 1,28 s</text:p>
      <text:p text:style-name="P2"/>
      <text:p text:style-name="P3"><text:span text:style-name="T1">2-</text:span>quilohertz: é usado para medir frequências de muitos tipos de ondas, ex: onda de rádio e sonora<text:line-break/>megahertz: equivale a um milhão de hertz, tambem é usado para medir a frequência de ondas(rádio ou televisão)<text:line-break/>simbolos: quilohertz: kHz e megahertz : MHz<text:line-break/></text:p>
      <text:p text:style-name="P3"><text:span text:style-name="T1">3-</text:span>por que as ondas devem alcançar a ionosfera que por ter um baixo índice de refração, reflete completamente as ondas impedindo q elas se percam na atmosfera fazendo com q atinjam maiores distância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09:56:21.968000338</meta:creation-date>
    <dc:date>2020-12-03T09:59:31.978735294</dc:date>
    <meta:editing-duration>PT3M11S</meta:editing-duration>
    <meta:editing-cycles>1</meta:editing-cycles>
    <meta:document-statistic meta:table-count="0" meta:image-count="0" meta:object-count="0" meta:page-count="1" meta:paragraph-count="4" meta:word-count="110" meta:character-count="566" meta:non-whitespace-character-count="455"/>
    <meta:generator>LibreOffice/6.4.6.2$Linux_X86_64 LibreOffice_project/40$Build-2</meta:generator>
  </office:meta>
</office:document-meta>
</file>